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automatic-styles>
    <style:style style:name="P1" style:family="paragraph" style:parent-style-name="Preformatted_20_Text">
      <style:paragraph-properties style:writing-mode="lr-tb"/>
    </style:style>
    <style:style style:name="P2" style:family="paragraph" style:parent-style-name="Text_20_body">
      <style:paragraph-properties fo:text-align="start" style:justify-single-word="false" fo:padding="0.0138in" fo:border="0.26pt solid #d9d9e3" style:shadow="none" style:writing-mode="lr-tb"/>
    </style:style>
    <style:style style:name="P3" style:family="paragraph" style:parent-style-name="Text_20_body" style:list-style-name="WWNum1">
      <style:paragraph-properties fo:margin-left="0.4925in" fo:margin-right="0in" fo:margin-top="0in" fo:margin-bottom="0in" style:contextual-spacing="false" fo:text-align="start" style:justify-single-word="false" fo:text-indent="-0.1965in" style:auto-text-indent="false" fo:padding="0.0138in" fo:border="0.26pt solid #d9d9e3" style:shadow="none" style:writing-mode="lr-tb">
        <style:tab-stops>
          <style:tab-stop style:position="0.4925in"/>
        </style:tab-stops>
      </style:paragraph-properties>
    </style:style>
    <style:style style:name="P4" style:family="paragraph" style:parent-style-name="Text_20_body" style:list-style-name="WWNum1">
      <style:paragraph-properties fo:margin-left="0.4925in" fo:margin-right="0in" fo:text-align="start" style:justify-single-word="false" fo:text-indent="-0.1965in" style:auto-text-indent="false" fo:padding="0.0138in" fo:border="0.26pt solid #d9d9e3" style:shadow="none" style:writing-mode="lr-tb">
        <style:tab-stops>
          <style:tab-stop style:position="0.4925in"/>
        </style:tab-stops>
      </style:paragraph-properties>
    </style:style>
    <style:style style:name="P5" style:family="paragraph" style:parent-style-name="Text_20_body" style:list-style-name="WWNum2">
      <style:paragraph-properties fo:margin-left="0.4925in" fo:margin-right="0in" fo:text-align="start" style:justify-single-word="false" fo:text-indent="-0.1965in" style:auto-text-indent="false" fo:padding="0.0138in" fo:border="0.26pt solid #d9d9e3" style:shadow="none" style:writing-mode="lr-tb">
        <style:tab-stops>
          <style:tab-stop style:position="0.4925in"/>
        </style:tab-stops>
      </style:paragraph-properties>
    </style:style>
    <style:style style:name="P6" style:family="paragraph" style:parent-style-name="Text_20_body" style:list-style-name="WWNum4">
      <style:paragraph-properties fo:margin-left="0.4925in" fo:margin-right="0in" fo:margin-top="0in" fo:margin-bottom="0in" style:contextual-spacing="false" fo:text-align="start" style:justify-single-word="false" fo:text-indent="-0.1965in" style:auto-text-indent="false" fo:padding="0.0138in" fo:border="0.26pt solid #d9d9e3" style:shadow="none" style:writing-mode="lr-tb">
        <style:tab-stops>
          <style:tab-stop style:position="0.4925in"/>
        </style:tab-stops>
      </style:paragraph-properties>
    </style:style>
    <style:style style:name="P7" style:family="paragraph" style:parent-style-name="Text_20_body" style:list-style-name="WWNum4">
      <style:paragraph-properties fo:margin-left="0.4925in" fo:margin-right="0in" fo:text-align="start" style:justify-single-word="false" fo:text-indent="-0.1965in" style:auto-text-indent="false" fo:padding="0.0138in" fo:border="0.26pt solid #d9d9e3" style:shadow="none" style:writing-mode="lr-tb">
        <style:tab-stops>
          <style:tab-stop style:position="0.4925in"/>
        </style:tab-stops>
      </style:paragraph-properties>
    </style:style>
    <style:style style:name="P8" style:family="paragraph" style:parent-style-name="Text_20_body" style:list-style-name="WWNum5">
      <style:paragraph-properties fo:margin-left="0.4925in" fo:margin-right="0in" fo:margin-top="0in" fo:margin-bottom="0in" style:contextual-spacing="false" fo:text-align="start" style:justify-single-word="false" fo:text-indent="-0.1965in" style:auto-text-indent="false" fo:padding="0.0138in" fo:border="0.26pt solid #d9d9e3" style:shadow="none" style:writing-mode="lr-tb">
        <style:tab-stops>
          <style:tab-stop style:position="0.4925in"/>
        </style:tab-stops>
      </style:paragraph-properties>
    </style:style>
    <style:style style:name="P9" style:family="paragraph" style:parent-style-name="Text_20_body" style:list-style-name="WWNum5">
      <style:paragraph-properties fo:margin-left="0.4925in" fo:margin-right="0in" fo:text-align="start" style:justify-single-word="false" fo:text-indent="-0.1965in" style:auto-text-indent="false" fo:padding="0.0138in" fo:border="0.26pt solid #d9d9e3" style:shadow="none" style:writing-mode="lr-tb">
        <style:tab-stops>
          <style:tab-stop style:position="0.4925in"/>
        </style:tab-stops>
      </style:paragraph-properties>
    </style:style>
    <style:style style:name="P10" style:family="paragraph" style:parent-style-name="Text_20_body" style:list-style-name="WWNum6">
      <style:paragraph-properties fo:margin-left="0.4925in" fo:margin-right="0in" fo:margin-top="0in" fo:margin-bottom="0in" style:contextual-spacing="false" fo:text-align="start" style:justify-single-word="false" fo:text-indent="-0.1965in" style:auto-text-indent="false" fo:padding="0.0138in" fo:border="0.26pt solid #d9d9e3" style:shadow="none" style:writing-mode="lr-tb">
        <style:tab-stops>
          <style:tab-stop style:position="0.4925in"/>
        </style:tab-stops>
      </style:paragraph-properties>
    </style:style>
    <style:style style:name="P11" style:family="paragraph" style:parent-style-name="Text_20_body" style:list-style-name="WWNum6">
      <style:paragraph-properties fo:margin-left="0.4925in" fo:margin-right="0in" fo:text-align="start" style:justify-single-word="false" fo:text-indent="-0.1965in" style:auto-text-indent="false" fo:padding="0.0138in" fo:border="0.26pt solid #d9d9e3" style:shadow="none" style:writing-mode="lr-tb">
        <style:tab-stops>
          <style:tab-stop style:position="0.4925in"/>
        </style:tab-stops>
      </style:paragraph-properties>
    </style:style>
    <style:style style:name="P12" style:family="paragraph" style:parent-style-name="Text_20_body" style:list-style-name="WWNum7">
      <style:paragraph-properties fo:margin-left="0.4925in" fo:margin-right="0in" fo:margin-top="0in" fo:margin-bottom="0in" style:contextual-spacing="false" fo:text-align="start" style:justify-single-word="false" fo:text-indent="-0.1965in" style:auto-text-indent="false" fo:padding="0.0138in" fo:border="0.26pt solid #d9d9e3" style:shadow="none" style:writing-mode="lr-tb">
        <style:tab-stops>
          <style:tab-stop style:position="0.4925in"/>
        </style:tab-stops>
      </style:paragraph-properties>
    </style:style>
    <style:style style:name="P13" style:family="paragraph" style:parent-style-name="Text_20_body" style:list-style-name="WWNum7">
      <style:paragraph-properties fo:margin-left="0.4925in" fo:margin-right="0in" fo:text-align="start" style:justify-single-word="false" fo:text-indent="-0.1965in" style:auto-text-indent="false" fo:padding="0.0138in" fo:border="0.26pt solid #d9d9e3" style:shadow="none" style:writing-mode="lr-tb">
        <style:tab-stops>
          <style:tab-stop style:position="0.4925in"/>
        </style:tab-stops>
      </style:paragraph-properties>
    </style:style>
    <style:style style:name="P14" style:family="paragraph" style:parent-style-name="Text_20_body" style:list-style-name="WWNum8">
      <style:paragraph-properties fo:margin-left="0.4925in" fo:margin-right="0in" fo:margin-top="0in" fo:margin-bottom="0in" style:contextual-spacing="false" fo:text-align="start" style:justify-single-word="false" fo:text-indent="-0.1965in" style:auto-text-indent="false" fo:padding="0.0138in" fo:border="0.26pt solid #d9d9e3" style:shadow="none" style:writing-mode="lr-tb">
        <style:tab-stops>
          <style:tab-stop style:position="0.4925in"/>
        </style:tab-stops>
      </style:paragraph-properties>
    </style:style>
    <style:style style:name="P15" style:family="paragraph" style:parent-style-name="Text_20_body" style:list-style-name="WWNum8">
      <style:paragraph-properties fo:margin-left="0.4925in" fo:margin-right="0in" fo:text-align="start" style:justify-single-word="false" fo:text-indent="-0.1965in" style:auto-text-indent="false" fo:padding="0.0138in" fo:border="0.26pt solid #d9d9e3" style:shadow="none" style:writing-mode="lr-tb">
        <style:tab-stops>
          <style:tab-stop style:position="0.4925in"/>
        </style:tab-stops>
      </style:paragraph-properties>
    </style:style>
    <style:style style:name="P16" style:family="paragraph" style:parent-style-name="Text_20_body" style:list-style-name="WWNum9">
      <style:paragraph-properties fo:margin-left="0.4925in" fo:margin-right="0in" fo:margin-top="0in" fo:margin-bottom="0in" style:contextual-spacing="false" fo:text-align="start" style:justify-single-word="false" fo:text-indent="-0.1965in" style:auto-text-indent="false" fo:padding="0.0138in" fo:border="0.26pt solid #d9d9e3" style:shadow="none" style:writing-mode="lr-tb">
        <style:tab-stops>
          <style:tab-stop style:position="0.4925in"/>
        </style:tab-stops>
      </style:paragraph-properties>
    </style:style>
    <style:style style:name="P17" style:family="paragraph" style:parent-style-name="Text_20_body" style:list-style-name="WWNum9">
      <style:paragraph-properties fo:margin-left="0.4925in" fo:margin-right="0in" fo:text-align="start" style:justify-single-word="false" fo:text-indent="-0.1965in" style:auto-text-indent="false" fo:padding="0.0138in" fo:border="0.26pt solid #d9d9e3" style:shadow="none" style:writing-mode="lr-tb">
        <style:tab-stops>
          <style:tab-stop style:position="0.4925in"/>
        </style:tab-stops>
      </style:paragraph-properties>
    </style:style>
    <style:style style:name="P18" style:family="paragraph" style:parent-style-name="Text_20_body" style:list-style-name="WWNum10">
      <style:paragraph-properties fo:margin-left="0.4925in" fo:margin-right="0in" fo:margin-top="0in" fo:margin-bottom="0in" style:contextual-spacing="false" fo:text-align="start" style:justify-single-word="false" fo:text-indent="-0.1965in" style:auto-text-indent="false" fo:padding="0.0138in" fo:border="0.26pt solid #d9d9e3" style:shadow="none" style:writing-mode="lr-tb">
        <style:tab-stops>
          <style:tab-stop style:position="0.4925in"/>
        </style:tab-stops>
      </style:paragraph-properties>
    </style:style>
    <style:style style:name="P19" style:family="paragraph" style:parent-style-name="Text_20_body" style:list-style-name="WWNum10">
      <style:paragraph-properties fo:margin-left="0.4925in" fo:margin-right="0in" fo:text-align="start" style:justify-single-word="false" fo:text-indent="-0.1965in" style:auto-text-indent="false" fo:padding="0.0138in" fo:border="0.26pt solid #d9d9e3" style:shadow="none" style:writing-mode="lr-tb">
        <style:tab-stops>
          <style:tab-stop style:position="0.4925in"/>
        </style:tab-stops>
      </style:paragraph-properties>
    </style:style>
    <style:style style:name="P20" style:family="paragraph" style:parent-style-name="Text_20_body" style:list-style-name="WWNum11">
      <style:paragraph-properties fo:margin-left="0.4925in" fo:margin-right="0in" fo:margin-top="0in" fo:margin-bottom="0in" style:contextual-spacing="false" fo:text-align="start" style:justify-single-word="false" fo:text-indent="-0.1965in" style:auto-text-indent="false" fo:padding="0.0138in" fo:border="0.26pt solid #d9d9e3" style:shadow="none" style:writing-mode="lr-tb">
        <style:tab-stops>
          <style:tab-stop style:position="0.4925in"/>
        </style:tab-stops>
      </style:paragraph-properties>
    </style:style>
    <style:style style:name="P21" style:family="paragraph" style:parent-style-name="Text_20_body" style:list-style-name="WWNum11">
      <style:paragraph-properties fo:margin-left="0.4925in" fo:margin-right="0in" fo:text-align="start" style:justify-single-word="false" fo:text-indent="-0.1965in" style:auto-text-indent="false" fo:padding="0.0138in" fo:border="0.26pt solid #d9d9e3" style:shadow="none" style:writing-mode="lr-tb">
        <style:tab-stops>
          <style:tab-stop style:position="0.4925in"/>
        </style:tab-stops>
      </style:paragraph-properties>
    </style:style>
    <style:style style:name="P22" style:family="paragraph" style:parent-style-name="Text_20_body" style:list-style-name="WWNum3">
      <style:paragraph-properties fo:margin-left="0.4925in" fo:margin-right="0in" fo:margin-top="0in" fo:margin-bottom="0in" style:contextual-spacing="false" fo:text-align="start" style:justify-single-word="false" fo:text-indent="-0.1965in" style:auto-text-indent="false" fo:padding="0.0138in" fo:border="0.26pt solid #d9d9e3" style:shadow="none" style:writing-mode="lr-tb">
        <style:tab-stops>
          <style:tab-stop style:position="0.4925in"/>
        </style:tab-stops>
      </style:paragraph-properties>
      <style:text-properties officeooo:rsid="0002a9d2" officeooo:paragraph-rsid="0002a9d2"/>
    </style:style>
    <style:style style:name="P23" style:family="paragraph" style:parent-style-name="Text_20_body" style:list-style-name="WWNum4">
      <style:paragraph-properties fo:margin-left="0.4925in" fo:margin-right="0in" fo:margin-top="0in" fo:margin-bottom="0in" style:contextual-spacing="false" fo:text-align="start" style:justify-single-word="false" fo:text-indent="-0.1965in" style:auto-text-indent="false" fo:padding="0.0138in" fo:border="0.26pt solid #d9d9e3" style:shadow="none" style:writing-mode="lr-tb">
        <style:tab-stops>
          <style:tab-stop style:position="0.4925in"/>
        </style:tab-stops>
      </style:paragraph-properties>
      <style:text-properties officeooo:rsid="0002a9d2" officeooo:paragraph-rsid="0002a9d2"/>
    </style:style>
    <style:style style:name="P24" style:family="paragraph" style:parent-style-name="Text_20_body" style:list-style-name="WWNum5">
      <style:paragraph-properties fo:margin-left="0.4925in" fo:margin-right="0in" fo:margin-top="0in" fo:margin-bottom="0in" style:contextual-spacing="false" fo:text-align="start" style:justify-single-word="false" fo:text-indent="-0.1965in" style:auto-text-indent="false" fo:padding="0.0138in" fo:border="0.26pt solid #d9d9e3" style:shadow="none" style:writing-mode="lr-tb">
        <style:tab-stops>
          <style:tab-stop style:position="0.4925in"/>
        </style:tab-stops>
      </style:paragraph-properties>
      <style:text-properties officeooo:rsid="0002a9d2" officeooo:paragraph-rsid="0002a9d2"/>
    </style:style>
    <style:style style:name="P25" style:family="paragraph" style:parent-style-name="Text_20_body" style:list-style-name="WWNum6">
      <style:paragraph-properties fo:margin-left="0.4925in" fo:margin-right="0in" fo:margin-top="0in" fo:margin-bottom="0in" style:contextual-spacing="false" fo:text-align="start" style:justify-single-word="false" fo:text-indent="-0.1965in" style:auto-text-indent="false" fo:padding="0.0138in" fo:border="0.26pt solid #d9d9e3" style:shadow="none" style:writing-mode="lr-tb">
        <style:tab-stops>
          <style:tab-stop style:position="0.4925in"/>
        </style:tab-stops>
      </style:paragraph-properties>
      <style:text-properties officeooo:rsid="0002b178" officeooo:paragraph-rsid="0002b178"/>
    </style:style>
    <style:style style:name="P26" style:family="paragraph" style:parent-style-name="Text_20_body" style:list-style-name="WWNum7">
      <style:paragraph-properties fo:margin-left="0.4925in" fo:margin-right="0in" fo:margin-top="0in" fo:margin-bottom="0in" style:contextual-spacing="false" fo:text-align="start" style:justify-single-word="false" fo:text-indent="-0.1965in" style:auto-text-indent="false" fo:padding="0.0138in" fo:border="0.26pt solid #d9d9e3" style:shadow="none" style:writing-mode="lr-tb">
        <style:tab-stops>
          <style:tab-stop style:position="0.4925in"/>
        </style:tab-stops>
      </style:paragraph-properties>
      <style:text-properties officeooo:rsid="0002b178" officeooo:paragraph-rsid="0002b178"/>
    </style:style>
    <style:style style:name="P27" style:family="paragraph" style:parent-style-name="Text_20_body" style:list-style-name="WWNum8">
      <style:paragraph-properties fo:margin-left="0.4925in" fo:margin-right="0in" fo:margin-top="0in" fo:margin-bottom="0in" style:contextual-spacing="false" fo:text-align="start" style:justify-single-word="false" fo:text-indent="-0.1965in" style:auto-text-indent="false" fo:padding="0.0138in" fo:border="0.26pt solid #d9d9e3" style:shadow="none" style:writing-mode="lr-tb">
        <style:tab-stops>
          <style:tab-stop style:position="0.4925in"/>
        </style:tab-stops>
      </style:paragraph-properties>
      <style:text-properties officeooo:rsid="0002b178" officeooo:paragraph-rsid="0002b178"/>
    </style:style>
    <style:style style:name="P28" style:family="paragraph" style:parent-style-name="Text_20_body" style:list-style-name="WWNum9">
      <style:paragraph-properties fo:margin-left="0.4925in" fo:margin-right="0in" fo:margin-top="0in" fo:margin-bottom="0in" style:contextual-spacing="false" fo:text-align="start" style:justify-single-word="false" fo:text-indent="-0.1965in" style:auto-text-indent="false" fo:padding="0.0138in" fo:border="0.26pt solid #d9d9e3" style:shadow="none" style:writing-mode="lr-tb">
        <style:tab-stops>
          <style:tab-stop style:position="0.4925in"/>
        </style:tab-stops>
      </style:paragraph-properties>
      <style:text-properties officeooo:rsid="0002b178" officeooo:paragraph-rsid="0002b178"/>
    </style:style>
    <style:style style:name="T1" style:family="text">
      <style:text-properties fo:font-weight="bold" style:font-weight-asian="bold" style:font-weight-complex="bold"/>
    </style:style>
    <style:style style:name="T2" style:family="text">
      <style:text-properties officeooo:rsid="0002a9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Graham Paasch</text:span></text:p>
      <text:list xml:id="list1696952663" text:style-name="WWNum1">
        <text:list-item>
          <text:p text:style-name="P3">Email: <text:a xlink:type="simple" xlink:href="mailto:grahampaasch@gmail.com" office:target-frame-name="_new" xlink:show="replace" text:style-name="Internet_20_link" text:visited-style-name="Visited_20_Internet_20_Link"><text:span text:style-name="Internet_20_link">grahampaasch@gmail.com</text:span></text:a></text:p>
        </text:list-item>
        <text:list-item>
          <text:p text:style-name="P3">Phone: +16086204651</text:p>
        </text:list-item>
        <text:list-item>
          <text:p text:style-name="P3">LinkedIn: <text:span text:style-name="Internet_20_link">https://www.linkedin.com/in/grahampaasch/</text:span></text:p>
        </text:list-item>
        <text:list-item>
          <text:p text:style-name="P3">Github: <text:a xlink:type="simple" xlink:href="https://github.com/GrahamPaasch" text:style-name="Internet_20_link" text:visited-style-name="Visited_20_Internet_20_Link">https://github.com/GrahamPaasch</text:a></text:p>
        </text:list-item>
        <text:list-item>
          <text:p text:style-name="P4">YouTube: <text:a xlink:type="simple" xlink:href="https://www.youtube.com/@grahamsnetworklessons1124" text:style-name="Internet_20_link" text:visited-style-name="Visited_20_Internet_20_Link">https://www.youtube.com/@grahamsnetworklessons1124</text:a></text:p>
        </text:list-item>
      </text:list>
      <text:p text:style-name="P2"><text:span text:style-name="Strong_20_Emphasis">Previous Role</text:span></text:p>
      <text:list xml:id="list2679399797" text:style-name="WWNum2">
        <text:list-item>
          <text:p text:style-name="P5">Network Engineer III at Amazon</text:p>
        </text:list-item>
      </text:list>
      <text:p text:style-name="P2">Outside of work, I stand out with my continuous learning and personal projects. Notable achievements are my YouTube channel, <text:span text:style-name="T2">where I studied for and attempt the Juniper JNCIE-SP exam, using only public information resources, including those published by Juniper. Although I failed the exam, I contributed feedback to the public Juniper documentation, and my feedback was accepted as part of a major revision to the Juniper documentation: </text:span><text:a xlink:type="simple" xlink:href="https://youtu.be/zaJZ-k4ZBmE?t=3350" text:style-name="Internet_20_link" text:visited-style-name="Visited_20_Internet_20_Link"><text:span text:style-name="T2">https://youtu.be/zaJZ-k4ZBmE?t=3350</text:span></text:a></text:p>
      <text:p text:style-name="P2"><text:span text:style-name="Strong_20_Emphasis">Technologies</text:span></text:p>
      <text:list xml:id="list2306774131" text:style-name="WWNum3">
        <text:list-item>
          <text:p text:style-name="P22">Cisco Routers (ASR9K, Catalyst, Nexus, Modular)</text:p>
        </text:list-item>
        <text:list-item>
          <text:p text:style-name="P22">Cisco Switches (Multi-layer)</text:p>
        </text:list-item>
        <text:list-item>
          <text:p text:style-name="P22">Juniper MX series routers (MX80, MX960, vMX)</text:p>
        </text:list-item>
        <text:list-item>
          <text:p text:style-name="P22">Juniper firewalls (SRX)</text:p>
        </text:list-item>
        <text:list-item>
          <text:p text:style-name="P22">Juniper switches (EX, QFX)</text:p>
        </text:list-item>
        <text:list-item>
          <text:p text:style-name="P22">Routing protocols (EIGRP, BGP, OSPF, IS-IS, RIP)</text:p>
        </text:list-item>
        <text:list-item>
          <text:p text:style-name="P22">First hop redundancy protocols (VRRP, HSRP, GLBP)</text:p>
        </text:list-item>
      </text:list>
      <text:p text:style-name="P2"><text:span text:style-name="Strong_20_Emphasis">Work Experience</text:span></text:p>
      <text:p text:style-name="P2"><text:span text:style-name="Strong_20_Emphasis">Network Engineer III, Amazon</text:span> Oct 2022 - Apr 2023 (6 months)</text:p>
      <text:p text:style-name="P2">Technologies: AWS, Python, Bash, Linux, Postman, Visual Studio, Git, REST API</text:p>
      <text:list xml:id="list4205228151" text:style-name="WWNum4">
        <text:list-item>
          <text:p text:style-name="P23">Managed and configured a Juniper top of rack switch.</text:p>
        </text:list-item>
        <text:list-item>
          <text:p text:style-name="P6">Efficiently managed and organized data for AWS version control repositories using Python scripting.</text:p>
        </text:list-item>
        <text:list-item>
          <text:p text:style-name="P6">Applied deep knowledge of IP networking fundamentals to ensure smooth network operations.</text:p>
        </text:list-item>
        <text:list-item>
          <text:p text:style-name="P6">Successfully diagnosed and resolved complex network issues with promptness and accuracy.</text:p>
        </text:list-item>
        <text:list-item>
          <text:p text:style-name="P7">Demonstrated expertise in protocols and technologies such as BGP, OSPF, TCP, VPNs, network flow, and DNS.</text:p>
        </text:list-item>
      </text:list>
      <text:p text:style-name="P2"><text:span text:style-name="Strong_20_Emphasis">Network Administrator, ARM</text:span> Jun 2022 - Oct 2022 (4 months)</text:p>
      <text:p text:style-name="P2">Technologies: Confluence, Slack, Visual Studio, Cisco</text:p>
      <text:list xml:id="list4112294954" text:style-name="WWNum5">
        <text:list-item>
          <text:p text:style-name="P24">Cisco only.</text:p>
        </text:list-item>
        <text:list-item>
          <text:p text:style-name="P8"><text:soft-page-break/>Provided robust global network support, effectively managing operational support and project work.</text:p>
        </text:list-item>
        <text:list-item>
          <text:p text:style-name="P8">Monitored and resolved network alerts and incidents promptly, minimizing downtime and ensuring efficient resolution.</text:p>
        </text:list-item>
        <text:list-item>
          <text:p text:style-name="P8">Collaborated as part of a global team in a follow-the-sun environment to deliver seamless network operations.</text:p>
        </text:list-item>
        <text:list-item>
          <text:p text:style-name="P9">Configured and maintained network equipment, including Cisco ACI infrastructure, utilizing Python and Ansible for automation.</text:p>
        </text:list-item>
      </text:list>
      <text:p text:style-name="P2"><text:span text:style-name="Strong_20_Emphasis">Senior Network Engineer, Hewlett Packard Enterprise</text:span> Jun 2020 - Jun 2022 (2 years)</text:p>
      <text:p text:style-name="P2">Technologies: JavaScript, Python, Bash, Excel, Confluence, Slack, Visual Studio, Git</text:p>
      <text:list xml:id="list4138647198" text:style-name="WWNum6">
        <text:list-item>
          <text:p text:style-name="P25">Aruba, Dell, Mellanox only.</text:p>
        </text:list-item>
        <text:list-item>
          <text:p text:style-name="P10">Developed a Python configuration generator that significantly reduced network implementation time, enabling faster deployment and contributing to the development of a publicly developed DevOps tool.</text:p>
        </text:list-item>
        <text:list-item>
          <text:p text:style-name="P10">Supported network capacity planning, throughput, performance, and scale diagnostics as a technical leader for the Shasta Supercomputer, a high-performance computing system.</text:p>
        </text:list-item>
        <text:list-item>
          <text:p text:style-name="P10">Provided expertise in designing and architecting scalable network topologies, ensuring efficient and robust solutions.</text:p>
        </text:list-item>
        <text:list-item>
          <text:p text:style-name="P11">Advocated for efficient and scalable network designs, leveraging research and self-learning to drive continuous improvement.</text:p>
        </text:list-item>
      </text:list>
      <text:p text:style-name="P2">----------------------- Page 2-----------------------</text:p>
      <text:p text:style-name="P2"><text:span text:style-name="Strong_20_Emphasis">Network Developer, Spectrum Enterprise (Charter Business)</text:span> Aug 2019 - Jun 2020 (10 months)</text:p>
      <text:p text:style-name="P2">Technologies: Docker, JavaScript, Python, Confluence, Visual Studio, Git, Cisco, REST API</text:p>
      <text:list xml:id="list1904584144" text:style-name="WWNum7">
        <text:list-item>
          <text:p text:style-name="P26">Extensive Juniper experience on the Time Warner and Bresnan ISP networks. Part of the $2 billion dollar reconstruction of the network from Cisco ASR 9K to Juniper MX.</text:p>
        </text:list-item>
        <text:list-item>
          <text:p text:style-name="P12">Python developer for the Ciena MDSO product to auto provision Juniper and Cisco routers and switches.</text:p>
        </text:list-item>
        <text:list-item>
          <text:p text:style-name="P12">Responsible for supporting the development and implementation of network automation for scale and predictability, leveraging common languages and configuration as code, while providing leadership to teams and customers.</text:p>
        </text:list-item>
        <text:list-item>
          <text:p text:style-name="P12">Responsible for ensuring efficient and reliable network orchestration, virtualization, and automation platforms, leading integration efforts to improve production and providing daily leadership to support engineering teams and customers.</text:p>
        </text:list-item>
        <text:list-item>
          <text:p text:style-name="P13">Developed CI/CD build pipeline and automation for developed applications, managed completed complex technical projects while delivering network engineering and software development within cost-efficient and Agile frameworks.</text:p>
        </text:list-item>
      </text:list>
      <text:p text:style-name="P2"><text:span text:style-name="Strong_20_Emphasis">Network Engineer, Spectrum Enterprise (Charter Business)</text:span> Jul 2017 - Jun 2019 (1 year 11 <text:soft-page-break/>months)</text:p>
      <text:p text:style-name="P2">Technologies: Python, Bash, Linux, Salesforce, JIRA, Confluence, Cisco, REST API</text:p>
      <text:list xml:id="list2090284595" text:style-name="WWNum8">
        <text:list-item>
          <text:p text:style-name="P27">Extensive Juniper experience on the Time Warner and Bresnan ISP networks. Part of the $2 billion dollar reconstruction of the network from Cisco ASR 9K to Juniper MX.</text:p>
        </text:list-item>
        <text:list-item>
          <text:p text:style-name="P14">Charter Champions award given by direct manager Ahmed Belazi.</text:p>
        </text:list-item>
        <text:list-item>
          <text:p text:style-name="P14">Mass updated Access Control List configuration on approximately 25,000 CPE using Python paramkio and requests.</text:p>
        </text:list-item>
        <text:list-item>
          <text:p text:style-name="P14">Added protections to Cisco ACS that prevent all outages caused by user error with the command "switchport trunk allowed vlan".</text:p>
        </text:list-item>
        <text:list-item>
          <text:p text:style-name="P14">Developed and implemented a Python program that quickly and securely enables TACACS on CPE and updates Cisco ACS with a Python requests API call.</text:p>
        </text:list-item>
        <text:list-item>
          <text:p text:style-name="P14">Reporting to the Network Engineering Manager, responsible for planning, designing, and deploying network infrastructure, leading configuration, and troubleshooting of complex network technologies.</text:p>
        </text:list-item>
        <text:list-item>
          <text:p text:style-name="P15">Delivered training, mentorship, and guidance to 20 team members to enhance expertise and best practices.</text:p>
        </text:list-item>
      </text:list>
      <text:p text:style-name="P2"><text:span text:style-name="Strong_20_Emphasis">Network Specialist, Spectrum Enterprise (Charter Business)</text:span> May 2015 - Jul 2017 (2 years 2 months)</text:p>
      <text:p text:style-name="P2">Technologies: CSS, HTML, JavaScript, Python, Linux, Windows, Confluence, Cisco</text:p>
      <text:list xml:id="list3713629182" text:style-name="WWNum9">
        <text:list-item>
          <text:p text:style-name="P28">Extensive Juniper experience on the Bresnan ISP network. </text:p>
        </text:list-item>
        <text:list-item>
          <text:p text:style-name="P16">Delivered advanced troubleshooting, customer support, guidance, and best practices to on-site network technicians, leading instruction on RFC2544 testing units, final configurations application, as well as setting up of testing circuits.</text:p>
        </text:list-item>
        <text:list-item>
          <text:p text:style-name="P16">Developed Visio automation utilizing Python to support the development of a server-side application utilizing PHP to parse JSON payloads.</text:p>
        </text:list-item>
        <text:list-item>
          <text:p text:style-name="P16">Built an API to deliver drawings in a vsdx format, reducing a multi-hour process down to less than 10 minutes.</text:p>
        </text:list-item>
        <text:list-item>
          <text:p text:style-name="P16">Worked across four separate large ISP networks: Bresnan, Time Warner, Charter, Brighthouse.</text:p>
        </text:list-item>
        <text:list-item>
          <text:p text:style-name="P17">Worked on all kinds of equipment from all kinds of vendors: firewalls, routers, switches, Cisco, Extreme, Juniper, Telco, Alcatel Lucent, Mellanox, Adtran, Fortinet.</text:p>
        </text:list-item>
      </text:list>
      <text:p text:style-name="P2"><text:span text:style-name="Strong_20_Emphasis">Supplemental Instructor (Student Tutor), Madison Area Technical College</text:span> Sep 2014 - May 2015 (8 months)</text:p>
      <text:p text:style-name="P2">Technologies: SQL, Python, Linux, Postgres, Windows, Ubuntu, Cisco</text:p>
      <text:list xml:id="list4118239659" text:style-name="WWNum10">
        <text:list-item>
          <text:p text:style-name="P18">Responsible for delivering supplemental instruction on advanced course materials to 10 or more students each week, including network equipment configuration, NetDevOps, Python automation, and CCNA exam preparation.</text:p>
        </text:list-item>
        <text:list-item>
          <text:p text:style-name="P18">Delivered engineering guidance, mentorship, and instruction; encouraged growth, success, and <text:soft-page-break/>confidence in a diverse student base.</text:p>
        </text:list-item>
        <text:list-item>
          <text:p text:style-name="P18">Participated in the North American Cisco NetRiders competition placing 18th out of several hundred participants. Delivered a professional presentation on how to scale up network topology to meet increasing bandwidth demands.</text:p>
        </text:list-item>
        <text:list-item>
          <text:p text:style-name="P19">Tutored a special needs student one-on-one to prevent the student from failing to meet class expectations.</text:p>
        </text:list-item>
      </text:list>
      <text:p text:style-name="P2"><text:span text:style-name="Strong_20_Emphasis">Data Recovery Intern, Gillware Data Recovery</text:span> May 2014 - Aug 2014 (3 months)</text:p>
      <text:list xml:id="list2020635260" text:style-name="WWNum11">
        <text:list-item>
          <text:p text:style-name="P20">Personally thanked by sales for extreme attention to detail in the intake forms that allowed the sales team to effortlessly build and maintain customer relationships without constantly having to investigate for missing customer information.</text:p>
        </text:list-item>
        <text:list-item>
          <text:p text:style-name="P20">Internship to complete my Associate Degree in Applied Science.</text:p>
        </text:list-item>
        <text:list-item>
          <text:p text:style-name="P20">Responsible for performing operational tasks and performance optimization to ensure the functionality of recovery systems critical to the success of Gillware, utilizing hardware systems while providing support to cross-functional teams.</text:p>
        </text:list-item>
        <text:list-item>
          <text:p text:style-name="P20">In partnership with the marketing and sales teams, formed impactful relationships with new and existing client base, delivered a process improvement initiative to ensure data accuracy for critical forms and documentation processes.</text:p>
        </text:list-item>
        <text:list-item>
          <text:p text:style-name="P21">Led intake for damaged hard drives, assessed platters for damage including scoring or dust; archived replacement parts, ensured impeccable filing and documentation systems that resulted in reduced shipping costs and time.</text:p>
        </text:list-item>
      </text:list>
      <text:p text:style-name="P2"><text:span text:style-name="Strong_20_Emphasis">Education</text:span></text:p>
      <text:p text:style-name="P2">Madison Area Technical College Associates Degree (3.9) IT Network Specialist</text:p>
      <text:p text:style-name="P2"><text:span text:style-name="Strong_20_Emphasis">Snippets</text:span></text:p>
      <text:p text:style-name="P2">Graham's Network Lessons: My professional technology YouTube channel. | 1. Concepts not commands. | 2. Lessen the impact of your failures. Fail often. (Inconsequential failures, consequential successes) | 3. Look before you leap. | 4. Investigate. Dive deeper. Extra mile. Useful questions. Satisfying answers.</text:p>
      <text:p text:style-name="P2"><text:span text:style-name="Strong_20_Emphasis">More about me</text:span></text:p>
      <text:p text:style-name="P2">My biggest achievement is constantly challenging myself to learn and grow in the field of technology. I am passionate about sharing my knowledge and experiences through my YouTube channel, where I provide valuable insights and lessons related to networking and technology. I believe in the power of continuous learning and strive to stay updated with the latest advancements in the industry.</text:p>
      <text:p text:style-name="P2">I am also actively engaged in personal projects, such as a computer vision project on juggling, web scraping projects, a Mbira simulator, and an AI project. These projects not only allow me to explore new technologies but also serve as a platform to apply my skills and creativity.</text:p>
      <text:p text:style-name="P2">I am a dedicated and driven professional who thrives in dynamic and challenging environments. I am constantly seeking opportunities to expand my knowledge and contribute to the success of the teams <text:soft-page-break/>and organizations I work with.</text:p>
      <text:p text:style-name="P1"><text:span text:style-name="T1">Certification History<text:line-break/></text:span><text:span text:style-name="Internet_20_link">https://www.credly.com/badges/288272cc-ba79-4aef-9108-460aa0274cd0/public_url</text:span></text:p>
      <text:p text:style-name="P1"><text:span text:style-name="Internet_20_link">https://www.credly.com/badges/e885eab9-555c-4dc8-8f8a-301dde739159/public_url</text:span></text:p>
      <text:p text:style-name="P1"><text:span text:style-name="Internet_20_link">https://www.credly.com/badges/8b62507c-f7ed-4f1a-bf14-0f2c63248aa5/public_url</text:span></text:p>
      <text:p text:style-name="P1"><text:a xlink:type="simple" xlink:href="https://www.credly.com/badges/01cc960f-6b4e-4377-adb7-5f0262b1b9a3/public_url" office:target-frame-name="_blank" xlink:show="new" text:style-name="Internet_20_link" text:visited-style-name="Visited_20_Internet_20_Link"><text:span text:style-name="Internet_20_link">https://www.credly.com/badges/01cc960f-6b4e-4377-adb7-5f0262b1b9a3/public_url</text:span></text:a> <text:a xlink:type="simple" xlink:href="https://www.credly.com/badges/a72e087d-a165-4408-bf1a-f0aa90d06478/public_url" office:target-frame-name="_blank" xlink:show="new" text:style-name="Internet_20_link" text:visited-style-name="Visited_20_Internet_20_Link"><text:span text:style-name="Internet_20_link">https://www.credly.com/badges/a72e087d-a165-4408-bf1a-f0aa90d06478/public_url</text:span></text:a> <text:a xlink:type="simple" xlink:href="https://www.credly.com/badges/68d9ccb8-44cd-41d1-a2de-7be9f70f8183/public_url" office:target-frame-name="_blank" xlink:show="new" text:style-name="Internet_20_link" text:visited-style-name="Visited_20_Internet_20_Link"><text:span text:style-name="Internet_20_link">https://www.credly.com/badges/68d9ccb8-44cd-41d1-a2de-7be9f70f8183/public_url</text:span></text:a> <text:a xlink:type="simple" xlink:href="https://www.credly.com/badges/74228540-9b23-46ad-9995-cf1404858347/public_url" office:target-frame-name="_blank" xlink:show="new" text:style-name="Internet_20_link" text:visited-style-name="Visited_20_Internet_20_Link"><text:span text:style-name="Internet_20_link">https://www.credly.com/badges/74228540-9b23-46ad-9995-cf1404858347/public_url</text:span></text:a>  <text:a xlink:type="simple" xlink:href="https://www.credly.com/badges/eccf9724-28a6-4e69-805f-435ca9faa765/public_url" office:target-frame-name="_blank" xlink:show="new" text:style-name="Internet_20_link" text:visited-style-name="Visited_20_Internet_20_Link"><text:span text:style-name="Internet_20_link">https://www.credly.com/badges/eccf9724-28a6-4e69-805f-435ca9faa765/public_url</text:span></text:a> <text:a xlink:type="simple" xlink:href="https://www.credly.com/badges/1f81613a-f110-476a-8748-cab4b14c2bff/public_url" office:target-frame-name="_blank" xlink:show="new" text:style-name="Internet_20_link" text:visited-style-name="Visited_20_Internet_20_Link"><text:span text:style-name="Internet_20_link">https://www.credly.com/badges/1f81613a-f110-476a-8748-cab4b14c2bff/public_url</text:span></text:a> <text:a xlink:type="simple" xlink:href="https://www.credly.com/badges/bb0daead-df22-4cd3-befe-003012384920/public_url" office:target-frame-name="_blank" xlink:show="new" text:style-name="Internet_20_link" text:visited-style-name="Visited_20_Internet_20_Link"><text:span text:style-name="Internet_20_link">https://www.credly.com/badges/bb0daead-df22-4cd3-befe-003012384920/public_url</text:span></text: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format="">
        <style:list-level-properties text:list-level-position-and-space-mode="label-alignment">
          <style:list-level-label-alignment text:label-followed-by="nothing"/>
        </style:list-level-properties>
      </text:list-level-style-number>
      <text:list-level-style-number text:level="2" text:style-name="ListLabel_20_101" style:num-format="">
        <style:list-level-properties text:list-level-position-and-space-mode="label-alignment">
          <style:list-level-label-alignment text:label-followed-by="nothing"/>
        </style:list-level-properties>
      </text:list-level-style-number>
      <text:list-level-style-number text:level="3" text:style-name="ListLabel_20_102" style:num-format="">
        <style:list-level-properties text:list-level-position-and-space-mode="label-alignment">
          <style:list-level-label-alignment text:label-followed-by="nothing"/>
        </style:list-level-properties>
      </text:list-level-style-number>
      <text:list-level-style-number text:level="4" text:style-name="ListLabel_20_103" style:num-format="">
        <style:list-level-properties text:list-level-position-and-space-mode="label-alignment">
          <style:list-level-label-alignment text:label-followed-by="nothing"/>
        </style:list-level-properties>
      </text:list-level-style-number>
      <text:list-level-style-number text:level="5" text:style-name="ListLabel_20_104" style:num-format="">
        <style:list-level-properties text:list-level-position-and-space-mode="label-alignment">
          <style:list-level-label-alignment text:label-followed-by="nothing"/>
        </style:list-level-properties>
      </text:list-level-style-number>
      <text:list-level-style-number text:level="6" text:style-name="ListLabel_20_105" style:num-format="">
        <style:list-level-properties text:list-level-position-and-space-mode="label-alignment">
          <style:list-level-label-alignment text:label-followed-by="nothing"/>
        </style:list-level-properties>
      </text:list-level-style-number>
      <text:list-level-style-number text:level="7" text:style-name="ListLabel_20_106" style:num-format="">
        <style:list-level-properties text:list-level-position-and-space-mode="label-alignment">
          <style:list-level-label-alignment text:label-followed-by="nothing"/>
        </style:list-level-properties>
      </text:list-level-style-number>
      <text:list-level-style-number text:level="8" text:style-name="ListLabel_20_107" style:num-format="">
        <style:list-level-properties text:list-level-position-and-space-mode="label-alignment">
          <style:list-level-label-alignment text:label-followed-by="nothing"/>
        </style:list-level-properties>
      </text:list-level-style-number>
      <text:list-level-style-number text:level="9" text:style-name="ListLabel_20_10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3-07-10T17:59:24.962000000</dc:date>
    <meta:editing-cycles>3</meta:editing-cycles>
    <meta:editing-duration>PT49M33S</meta:editing-duration>
    <meta:generator>LibreOffice/7.3.2.2$Windows_X86_64 LibreOffice_project/49f2b1bff42cfccbd8f788c8dc32c1c309559be0</meta:generator>
    <meta:document-statistic meta:table-count="0" meta:image-count="0" meta:object-count="0" meta:page-count="5" meta:paragraph-count="88" meta:word-count="1367" meta:character-count="10270" meta:non-whitespace-character-count="9044"/>
    <meta:user-defined meta:name="AppVersion">15.0000</meta:user-defined>
  </office:meta>
</office:document-meta>
</file>